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automatic-styles>
    <style:style style:name="IntegrantesGrupo" style:family="table">
      <style:table-properties style:width="19.392cm" fo:margin-left="0.109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487cm"/>
    </style:style>
    <style:style style:name="IntegrantesGrupo.B" style:family="table-column">
      <style:table-column-properties style:column-width="5.93cm"/>
    </style:style>
    <style:style style:name="IntegrantesGrupo.C" style:family="table-column">
      <style:table-column-properties style:column-width="8.97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paragraph-properties fo:break-before="page"/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5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8" style:family="paragraph" style:parent-style-name="Standard">
      <style:text-properties officeooo:paragraph-rsid="020f5b18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41546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20f5b18" officeooo:paragraph-rsid="02108f1a" style:font-weight-asian="bold" style:font-weight-complex="bold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break-before="auto" fo:break-after="auto"/>
      <style:text-properties officeooo:rsid="02108f1a" officeooo:paragraph-rsid="02108f1a"/>
    </style:style>
    <style:style style:name="P29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30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31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32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21857f7" officeooo:paragraph-rsid="021857f7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34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35" style:family="paragraph" style:parent-style-name="Standard" style:list-style-name="L3">
      <style:paragraph-properties fo:margin-top="0cm" fo:margin-bottom="0cm" style:contextual-spacing="false"/>
      <style:text-properties officeooo:paragraph-rsid="020f5b18"/>
    </style:style>
    <style:style style:name="P3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3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7d6bb" style:font-size-asian="12pt" style:font-weight-asian="normal" style:font-name-complex="Calibri2" style:font-size-complex="12pt" style:font-weight-complex="normal"/>
    </style:style>
    <style:style style:name="P3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274be" style:font-size-asian="12pt" style:font-weight-asian="normal" style:font-name-complex="Calibri2" style:font-size-complex="12pt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274be" style:font-size-asian="12pt" style:font-weight-asian="normal" style:font-name-complex="Calibri2" style:font-size-complex="12pt" style:font-weight-complex="normal"/>
    </style:style>
    <style:style style:name="P40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6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17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18" style:family="text">
      <style:text-properties fo:color="#ffffff" loext:opacity="100%" style:font-name="Arial1" fo:font-size="12pt" fo:font-weight="bold" officeooo:rsid="02141546" style:font-weight-asian="bold" style:font-weight-complex="bold"/>
    </style:style>
    <style:style style:name="T19" style:family="text">
      <style:text-properties style:font-name="Arial1" fo:font-size="12pt" fo:font-weight="normal" officeooo:rsid="021274be" style:font-weight-asian="normal" style:font-weight-complex="normal"/>
    </style:style>
    <style:style style:name="T20" style:family="text">
      <style:text-properties style:font-name="Arial1" fo:font-size="12pt" fo:font-weight="normal" officeooo:rsid="00824f0e" style:font-weight-asian="normal" style:font-weight-complex="normal"/>
    </style:style>
    <style:style style:name="T21" style:family="text">
      <style:text-properties style:font-name="Arial1" fo:font-size="12pt" fo:font-weight="normal" officeooo:rsid="021857f7" style:font-weight-asian="normal" style:font-weight-complex="normal"/>
    </style:style>
    <style:style style:name="T22" style:family="text">
      <style:text-properties officeooo:rsid="021857f7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2"><text:span text:style-name="T12">PRÁCTICA MME – UD0</text:span><text:span text:style-name="T13">4</text:span><text:span text:style-name="T12">-</text:span><text:span text:style-name="T14">06</text:span><text:span text:style-name="T12"> </text:span><text:span text:style-name="T6">– </text:span><text:span text:style-name="T11">Comprobar se existe un erro nun disco</text:span><text:span text:style-name="T7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DE GRUPO</text:p>
          </table:table-cell>
          <table:table-cell table:style-name="IntegrantesGrupo.B2" office:value-type="string">
            <text:p text:style-name="P19">FUNCIÓNS</text:p>
          </table:table-cell>
          <table:table-cell table:style-name="IntegrantesGrupo.C2" office:value-type="string">
            <text:p text:style-name="P20">Apelidos, Nome</text:p>
          </table:table-cell>
        </table:table-row>
        <table:table-row>
          <table:table-cell table:style-name="IntegrantesGrupo.A3" table:number-rows-spanned="3" office:value-type="string">
            <text:p text:style-name="P9"/>
          </table:table-cell>
          <table:table-cell table:style-name="IntegrantesGrupo.B3" office:value-type="string">
            <text:p text:style-name="P10"><text:s/>Coordinador/a:</text:p>
          </table:table-cell>
          <table:table-cell table:style-name="IntegrantesGrupo.C3">
            <text:p text:style-name="P11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0"><text:s/>Responsable Limpeza:</text:p>
          </table:table-cell>
          <table:table-cell table:style-name="IntegrantesGrupo.C4">
            <text:p text:style-name="P11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3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2"/>
          </table:table-cell>
        </table:table-row>
      </table:table>
      <text:p text:style-name="P16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8"><text:span text:style-name="T8"><text:s/></text:span><text:span text:style-name="T9"><text:s/></text:span><text:span text:style-name="T10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14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24">lsblk</text:p>
            <text:p text:style-name="P24">umount</text:p>
            <text:p text:style-name="P24">smartctl</text:p>
          </table:table-cell>
          <table:table-cell table:style-name="Tabla3.A2" office:value-type="string">
            <text:p text:style-name="P24">fsck</text:p>
            <text:p text:style-name="P24">badblocks</text:p>
            <text:p text:style-name="P24"/>
          </table:table-cell>
        </table:table-row>
        <table:table-row table:style-name="Tabla3.2">
          <table:table-cell table:style-name="Tabla3.A2" table:number-columns-spanned="2" office:value-type="string">
            <text:p text:style-name="P15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23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8"><text:span text:style-name="T15">Práctica </text:span><text:span text:style-name="T16">1</text:span><text:span text:style-name="T17"> </text:span><text:span text:style-name="T15">:</text:span><text:span text:style-name="T18"> Verificación da existencia dun erro. </text:span></text:p>
          </table:table-cell>
          <table:covered-table-cell/>
          <table:table-cell table:style-name="Tabla2.C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<text:span text:style-name="T22">Comandos</text:span> preciso<text:span text:style-name="T22">s</text:span>:</text:p>
            <text:list xml:id="list1618233669" text:style-name="L1">
              <text:list-item>
                <text:p text:style-name="P30">lsblk</text:p>
              </text:list-item>
              <text:list-item>
                <text:p text:style-name="P30">umount</text:p>
              </text:list-item>
              <text:list-item>
                <text:p text:style-name="P30">smartctl</text:p>
              </text:list-item>
              <text:list-item>
                <text:p text:style-name="P30">fsck</text:p>
              </text:list-item>
              <text:list-item>
                <text:p text:style-name="P30">badblocks</text:p>
              </text:list-item>
            </text:list>
            <text:p text:style-name="P33">Material preciso:</text:p>
            <text:list xml:id="list103245443" text:style-name="L2">
              <text:list-item>
                <text:p text:style-name="P34">Un disco mecánico.</text:p>
              </text:list-item>
            </text:list>
          </table:table-cell>
          <table:table-cell table:style-name="Tabla2.B2" table:number-columns-spanned="2" office:value-type="string">
            <text:p text:style-name="P7">Procedemento:</text:p>
            <text:list xml:id="list956685908" text:style-name="L3">
              <text:list-item>
                <text:p text:style-name="P31">Descargarse da electricidade estática.</text:p>
              </text:list-item>
              <text:list-item>
                <text:p text:style-name="P31">Protocolo para a montaxe de compoñentes internos.</text:p>
              </text:list-item>
              <text:list-item>
                <text:p text:style-name="P31">Abrir o computador. </text:p>
              </text:list-item>
              <text:list-item>
                <text:p text:style-name="P35"><text:span text:style-name="T21">Inserir no porto SATA5 o disco. </text:span><text:span text:style-name="T20"><text:s/></text:span></text:p>
              </text:list-item>
              <text:list-item>
                <text:p text:style-name="P31"><text:span text:style-name="T22">Cerra o computador e arrinca en modo Live cun Linux. </text:span><text:s/></text:p>
              </text:list-item>
              <text:list-item>
                <text:p text:style-name="P32">Realiza </text:p>
              </text:list-item>
            </text:list>
          </table:table-cell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1732667786" text:style-name="L4">
              <text:list-item>
                <text:p text:style-name="P37">Agrega un disco a extraordinario no porto SATA5 para verificar no equipo.</text:p>
              </text:list-item>
              <text:list-item>
                <text:p text:style-name="P38"/>
              </text:list-item>
              <text:list-item>
                <text:p text:style-name="P38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  <table:table-row table:style-name="Tabla1.1">
          <table:table-cell table:style-name="Tabla1.A2" office:value-type="string">
            <text:list xml:id="list193954063011339" text:continue-numbering="true" text:style-name="L4">
              <text:list-item>
                <text:p text:style-name="P38"><text:s/>Realiza un esbozo da placa base onde se sitúa cada conector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93953259903764" text:continue-numbering="true" text:style-name="L4">
              <text:list-item>
                <text:p text:style-name="P38">Retira a fonte de aliment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93953216922719" text:continue-numbering="true" text:style-name="L4">
              <text:list-item>
                <text:p text:style-name="P38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93953393192246" text:continue-numbering="true" text:style-name="L4">
              <text:list-item>
                <text:list>
                  <text:list-item>
                    <text:p text:style-name="P38">Indica as voltaxes que nos proporciona o conector ATX 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7"/>
            <text:p text:style-name="P27"/>
          </table:table-cell>
        </table:table-row>
        <table:table-row table:style-name="Tabla1.1">
          <table:table-cell table:style-name="Tabla1.A2" office:value-type="string">
            <text:list xml:id="list193953305222445" text:continue-numbering="true" text:style-name="L4">
              <text:list-item>
                <text:list>
                  <text:list-item>
                    <text:p text:style-name="P36">Indica as voltaxes que nos proporciona o conector ATX 12V. Está <text:soft-page-break/>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27"/>
            <text:p text:style-name="P27"/>
          </table:table-cell>
        </table:table-row>
        <table:table-row table:style-name="Tabla1.1">
          <table:table-cell table:style-name="Tabla1.A2" office:value-type="string">
            <text:list xml:id="list193953087715844" text:continue-numbering="true" text:style-name="L4">
              <text:list-item>
                <text:list>
                  <text:list-item>
                    <text:p text:style-name="P36">Indica as voltaxes que nos proporciona o conector SATA-Power. Está dentro do rango? </text:p>
                  </text:list-item>
                </text:list>
              </text:list-item>
            </text:list>
          </table:table-cell>
        </table:table-row>
      </table:table>
      <text:p text:style-name="P29"><text:s/></text:p>
      <text:p text:style-name="P4"/>
      <text:p text:style-name="P28"/>
      <text:p text:style-name="P25"><draw:custom-shape text:anchor-type="paragraph" draw:z-index="4" draw:name="Forma 4" draw:style-name="gr1" draw:text-style-name="P40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4</text:page-number></text:span><text:span text:style-name="MT2"><text:s/>/ </text:span><text:span text:style-name="MT2"><text:page-count>4</text:page-count></text:span></text:p>
      </style:footer>
      <style:footer-first>
        <text:p text:style-name="MP2">Pá<text:span text:style-name="MT3">x</text:span>ina <text:page-number text:select-page="current">1</text:page-number><text:s/>de <text:page-count>4</text:page-count><draw:frame draw:style-name="Mfr1" draw:name="Imagen3" text:anchor-type="char" svg:x="0.335cm" svg:y="0cm" svg:width="16.424cm" svg:height="1.087cm" draw:z-index="3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7</meta:editing-cycles>
    <meta:creation-date>2019-11-09T13:25:03.151138236</meta:creation-date>
    <meta:editing-duration>P1DT1H44M56S</meta:editing-duration>
    <meta:generator>LibreOffice/7.3.7.2$Linux_X86_64 LibreOffice_project/30$Build-2</meta:generator>
    <dc:subject>PRÁCTICA 9 – Cooler Master AMD</dc:subject>
    <dc:title>Taller - MME</dc:title>
    <dc:date>2023-03-04T19:39:51.974237302</dc:date>
    <meta:document-statistic meta:table-count="4" meta:image-count="2" meta:object-count="0" meta:page-count="4" meta:paragraph-count="46" meta:word-count="303" meta:character-count="1849" meta:non-whitespace-character-count="15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